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IAS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Итоговое заключение по инструментам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Итоговое заключение по инструментам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DO-330, п.10.1.15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25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7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